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ubtitle">
      <style:text-properties officeooo:rsid="0010d3a3" officeooo:paragraph-rsid="0010d3a3"/>
    </style:style>
    <style:style style:name="P7" style:family="paragraph" style:parent-style-name="Text_20_body">
      <style:text-properties officeooo:rsid="0010d3a3" officeooo:paragraph-rsid="0010d3a3"/>
    </style:style>
    <style:style style:name="P8" style:family="paragraph" style:parent-style-name="Text_20_body">
      <style:text-properties officeooo:paragraph-rsid="001452c2"/>
    </style:style>
    <style:style style:name="P9" style:family="paragraph" style:parent-style-name="Text_20_body">
      <style:text-properties officeooo:rsid="001452c2" officeooo:paragraph-rsid="001452c2"/>
    </style:style>
    <style:style style:name="P10" style:family="paragraph" style:parent-style-name="Text_20_body">
      <style:text-properties officeooo:rsid="00156246" officeooo:paragraph-rsid="00156246"/>
    </style:style>
    <style:style style:name="P11" style:family="paragraph" style:parent-style-name="Text_20_body">
      <style:text-properties officeooo:paragraph-rsid="0018189b"/>
    </style:style>
    <style:style style:name="P12" style:family="paragraph" style:parent-style-name="Text_20_body">
      <style:text-properties officeooo:rsid="0018189b" officeooo:paragraph-rsid="0018189b"/>
    </style:style>
    <style:style style:name="P13" style:family="paragraph" style:parent-style-name="Text_20_body">
      <style:text-properties officeooo:paragraph-rsid="0018529c"/>
    </style:style>
    <style:style style:name="P14" style:family="paragraph" style:parent-style-name="Text_20_body">
      <style:text-properties officeooo:rsid="00192816" officeooo:paragraph-rsid="00192816"/>
    </style:style>
    <style:style style:name="P15" style:family="paragraph" style:parent-style-name="Text_20_body">
      <style:text-properties officeooo:paragraph-rsid="001cdb63"/>
    </style:style>
    <style:style style:name="P16" style:family="paragraph" style:parent-style-name="Text_20_body">
      <style:text-properties officeooo:rsid="001eab06" officeooo:paragraph-rsid="001eab06"/>
    </style:style>
    <style:style style:name="P17" style:family="paragraph" style:parent-style-name="Text_20_body">
      <style:text-properties officeooo:paragraph-rsid="001eab06"/>
    </style:style>
    <style:style style:name="P18" style:family="paragraph" style:parent-style-name="Text_20_body">
      <style:text-properties officeooo:rsid="001f482c" officeooo:paragraph-rsid="001f482c"/>
    </style:style>
    <style:style style:name="P19" style:family="paragraph" style:parent-style-name="Text_20_body">
      <style:paragraph-properties fo:margin-top="0cm" fo:margin-bottom="0cm" loext:contextual-spacing="false"/>
      <style:text-properties officeooo:paragraph-rsid="00129299"/>
    </style:style>
    <style:style style:name="P20" style:family="paragraph" style:parent-style-name="Title" style:master-page-name="First_20_Page">
      <style:paragraph-properties style:page-number="auto"/>
    </style:style>
    <style:style style:name="P21" style:family="paragraph" style:parent-style-name="Contents_20_1" style:list-style-name="L1"/>
    <style:style style:name="P22" style:family="paragraph" style:parent-style-name="Heading_20_1">
      <style:text-properties officeooo:paragraph-rsid="00129299"/>
    </style:style>
    <style:style style:name="P23" style:family="paragraph" style:parent-style-name="Heading_20_1">
      <style:text-properties officeooo:rsid="0018189b" officeooo:paragraph-rsid="0018189b"/>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120f85"/>
    </style:style>
    <style:style style:name="P26" style:family="paragraph" style:parent-style-name="Heading_20_2">
      <style:text-properties officeooo:rsid="001452c2"/>
    </style:style>
    <style:style style:name="P27" style:family="paragraph" style:parent-style-name="Heading_20_2">
      <style:text-properties officeooo:rsid="0018529c"/>
    </style:style>
    <style:style style:name="P28" style:family="paragraph" style:parent-style-name="Heading_20_2">
      <style:text-properties officeooo:rsid="0018529c" officeooo:paragraph-rsid="0018529c"/>
    </style:style>
    <style:style style:name="P29" style:family="paragraph" style:parent-style-name="Heading_20_2">
      <style:text-properties officeooo:rsid="00192816" officeooo:paragraph-rsid="00192816"/>
    </style:style>
    <style:style style:name="P30" style:family="paragraph" style:parent-style-name="Text_20_body">
      <style:text-properties officeooo:rsid="0013eb75" officeooo:paragraph-rsid="001452c2"/>
    </style:style>
    <style:style style:name="P31" style:family="paragraph" style:parent-style-name="Text_20_body">
      <style:text-properties officeooo:rsid="001452c2" officeooo:paragraph-rsid="001452c2"/>
    </style:style>
    <style:style style:name="P32" style:family="paragraph" style:parent-style-name="Text_20_body">
      <style:text-properties style:font-name="Liberation Sans" fo:font-size="11pt" fo:font-weight="bold" officeooo:rsid="0018189b" officeooo:paragraph-rsid="0018189b" style:font-name-asian="Noto Sans CJK SC" style:font-size-asian="18.2000007629395pt" style:font-weight-asian="bold" style:font-name-complex="Lohit Devanagari" style:font-size-complex="18.2000007629395pt" style:font-weight-complex="bold"/>
    </style:style>
    <style:style style:name="P33" style:family="paragraph" style:parent-style-name="Text_20_body" style:list-style-name="L3">
      <style:text-properties officeooo:rsid="001cdb63" officeooo:paragraph-rsid="001cdb63"/>
    </style:style>
    <style:style style:name="P34" style:family="paragraph" style:parent-style-name="Text_20_body">
      <style:text-properties officeooo:paragraph-rsid="00220ccf"/>
    </style:style>
    <style:style style:name="P35" style:family="paragraph" style:parent-style-name="Text_20_body" style:list-style-name="L1">
      <style:paragraph-properties fo:margin-top="0cm" fo:margin-bottom="0cm" loext:contextual-spacing="false"/>
      <style:text-properties officeooo:paragraph-rsid="00129299"/>
    </style:style>
    <style:style style:name="P36" style:family="paragraph" style:parent-style-name="Text_20_body" style:list-style-name="L1">
      <style:paragraph-properties fo:margin-top="0cm" fo:margin-bottom="0cm" loext:contextual-spacing="false"/>
      <style:text-properties officeooo:rsid="00129299" officeooo:paragraph-rsid="00129299"/>
    </style:style>
    <style:style style:name="P37" style:family="paragraph" style:parent-style-name="Text_20_body">
      <style:paragraph-properties fo:margin-top="0cm" fo:margin-bottom="0cm" loext:contextual-spacing="false"/>
      <style:text-properties officeooo:rsid="00131da9" officeooo:paragraph-rsid="00131da9"/>
    </style:style>
    <style:style style:name="P38" style:family="paragraph" style:parent-style-name="Text_20_body" style:list-style-name="L2">
      <style:paragraph-properties fo:margin-top="0cm" fo:margin-bottom="0cm" loext:contextual-spacing="false"/>
      <style:text-properties officeooo:paragraph-rsid="00131da9"/>
    </style:style>
    <style:style style:name="P39" style:family="paragraph" style:parent-style-name="Text_20_body" style:list-style-name="L2">
      <style:paragraph-properties fo:margin-top="0cm" fo:margin-bottom="0cm" loext:contextual-spacing="false"/>
      <style:text-properties officeooo:paragraph-rsid="0013eb75"/>
    </style:style>
    <style:style style:name="P40" style:family="paragraph" style:parent-style-name="Text_20_body" style:list-style-name="L2">
      <style:paragraph-properties fo:margin-top="0cm" fo:margin-bottom="0cm" loext:contextual-spacing="false"/>
      <style:text-properties fo:font-style="italic" officeooo:rsid="00131da9" officeooo:paragraph-rsid="00131da9" style:font-style-asian="italic" style:font-style-complex="italic"/>
    </style:style>
    <style:style style:name="P41" style:family="paragraph" style:parent-style-name="Text_20_body" style:list-style-name="L2">
      <style:paragraph-properties fo:margin-top="0cm" fo:margin-bottom="0cm" loext:contextual-spacing="false"/>
      <style:text-properties fo:font-style="italic" officeooo:rsid="0013eb75" officeooo:paragraph-rsid="0013eb75" style:font-style-asian="italic" style:font-style-complex="italic"/>
    </style:style>
    <style:style style:name="T1" style:family="text">
      <style:text-properties officeooo:rsid="0010d3a3"/>
    </style:style>
    <style:style style:name="T2" style:family="text">
      <style:text-properties officeooo:rsid="00120f85"/>
    </style:style>
    <style:style style:name="T3"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fo:font-size="18.2000007629395pt" fo:font-weight="bold" officeooo:rsid="00120f85"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8.2000007629395pt" fo:font-weight="bold" officeooo:rsid="00131da9"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129299"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4.1000003814697pt" fo:font-weight="bold" officeooo:rsid="0018529c"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129299"/>
    </style:style>
    <style:style style:name="T9" style:family="text">
      <style:text-properties fo:font-style="normal" style:font-style-asian="normal" style:font-style-complex="normal"/>
    </style:style>
    <style:style style:name="T10" style:family="text">
      <style:text-properties fo:font-style="normal" officeooo:rsid="00129299" style:font-style-asian="normal" style:font-style-complex="normal"/>
    </style:style>
    <style:style style:name="T11" style:family="text">
      <style:text-properties fo:font-style="normal" officeooo:rsid="00131da9" style:font-style-asian="normal" style:font-style-complex="normal"/>
    </style:style>
    <style:style style:name="T12" style:family="text">
      <style:text-properties fo:font-style="normal" officeooo:rsid="0013eb75" style:font-style-asian="normal" style:font-style-complex="normal"/>
    </style:style>
    <style:style style:name="T13" style:family="text">
      <style:text-properties fo:font-style="normal" officeooo:rsid="001eab06" style:font-style-asian="normal" style:font-style-complex="normal"/>
    </style:style>
    <style:style style:name="T14" style:family="text">
      <style:text-properties fo:font-style="normal" officeooo:rsid="00220ccf"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29299" style:font-style-asian="normal" style:font-style-complex="normal"/>
    </style:style>
    <style:style style:name="T17" style:family="text">
      <style:text-properties fo:font-style="normal" style:text-underline-style="none" officeooo:rsid="00131da9" style:font-style-asian="normal" style:font-style-complex="normal"/>
    </style:style>
    <style:style style:name="T18" style:family="text">
      <style:text-properties fo:font-style="normal" style:text-underline-style="none" officeooo:rsid="00220c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129299" style:font-style-asian="italic" style:font-style-complex="italic"/>
    </style:style>
    <style:style style:name="T21" style:family="text">
      <style:text-properties fo:font-style="italic" officeooo:rsid="00131da9" style:font-style-asian="italic" style:font-style-complex="italic"/>
    </style:style>
    <style:style style:name="T22" style:family="text">
      <style:text-properties fo:font-style="italic" officeooo:rsid="0013eb75" style:font-style-asian="italic" style:font-style-complex="italic"/>
    </style:style>
    <style:style style:name="T23" style:family="text">
      <style:text-properties fo:font-style="italic" officeooo:rsid="00165bfa" style:font-style-asian="italic" style:font-style-complex="italic"/>
    </style:style>
    <style:style style:name="T24" style:family="text">
      <style:text-properties fo:font-style="italic" officeooo:rsid="001cdb63"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29299" style:font-style-asian="italic" style:font-style-complex="italic"/>
    </style:style>
    <style:style style:name="T27" style:family="text">
      <style:text-properties fo:font-size="11pt" fo:font-style="italic" officeooo:rsid="00131da9" style:font-style-asian="italic" style:font-style-complex="italic"/>
    </style:style>
    <style:style style:name="T28" style:family="text">
      <style:text-properties fo:font-size="11pt" fo:font-style="italic" officeooo:rsid="0013eb75" style:font-style-asian="italic" style:font-style-complex="italic"/>
    </style:style>
    <style:style style:name="T29" style:family="text">
      <style:text-properties fo:font-size="11pt" fo:font-style="italic" officeooo:rsid="001452c2" style:font-style-asian="italic" style:font-style-complex="italic"/>
    </style:style>
    <style:style style:name="T30" style:family="text">
      <style:text-properties fo:font-size="11pt" fo:font-style="italic" officeooo:rsid="00165bfa" style:font-style-asian="italic" style:font-style-complex="italic"/>
    </style:style>
    <style:style style:name="T31" style:family="text">
      <style:text-properties fo:font-size="11pt" fo:font-style="italic" officeooo:rsid="001cdb63" style:font-style-asian="italic" style:font-style-complex="italic"/>
    </style:style>
    <style:style style:name="T32" style:family="text">
      <style:text-properties fo:font-size="11pt" fo:font-style="italic" officeooo:rsid="001da777" style:font-style-asian="italic" style:font-style-complex="italic"/>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font-size="11pt" fo:font-style="italic" officeooo:rsid="00129299" style:font-size-asian="11pt" style:font-style-asian="italic" style:font-size-complex="11pt" style:font-style-complex="italic"/>
    </style:style>
    <style:style style:name="T35" style:family="text">
      <style:text-properties fo:font-size="11pt" fo:font-style="italic" style:text-underline-style="none" officeooo:rsid="00129299" style:font-size-asian="11pt" style:font-style-asian="italic" style:font-size-complex="11pt" style:font-style-complex="italic"/>
    </style:style>
    <style:style style:name="T36" style:family="text">
      <style:text-properties fo:font-size="11pt" officeooo:rsid="0013eb75"/>
    </style:style>
    <style:style style:name="T37" style:family="text">
      <style:text-properties fo:font-size="11pt" fo:font-style="normal" officeooo:rsid="0013eb75" style:font-style-asian="normal" style:font-style-complex="normal"/>
    </style:style>
    <style:style style:name="T38" style:family="text">
      <style:text-properties fo:font-size="11pt" fo:font-style="normal" officeooo:rsid="001452c2" style:font-style-asian="normal" style:font-style-complex="normal"/>
    </style:style>
    <style:style style:name="T39" style:family="text">
      <style:text-properties fo:font-size="11pt" fo:font-style="normal" officeooo:rsid="00129299" style:font-size-asian="11pt" style:font-style-asian="normal" style:font-size-complex="11pt" style:font-style-complex="normal"/>
    </style:style>
    <style:style style:name="T40" style:family="text">
      <style:text-properties fo:font-size="11pt" fo:font-style="normal" style:text-underline-style="none" officeooo:rsid="00129299" style:font-size-asian="11pt" style:font-style-asian="normal" style:font-size-complex="11pt" style:font-style-complex="normal"/>
    </style:style>
    <style:style style:name="T41" style:family="text">
      <style:text-properties fo:font-size="11pt" fo:font-style="normal" style:text-underline-style="none" officeooo:rsid="00131da9" style:font-size-asian="11pt" style:font-style-asian="normal" style:font-size-complex="11pt" style:font-style-complex="normal"/>
    </style:style>
    <style:style style:name="T42" style:family="text">
      <style:text-properties fo:font-size="11pt" officeooo:rsid="001452c2"/>
    </style:style>
    <style:style style:name="T43" style:family="text">
      <style:text-properties fo:font-size="11pt" officeooo:rsid="00120f85"/>
    </style:style>
    <style:style style:name="T44" style:family="text">
      <style:text-properties fo:font-size="11pt" officeooo:rsid="00165bfa"/>
    </style:style>
    <style:style style:name="T45" style:family="text">
      <style:text-properties fo:font-size="11pt" officeooo:rsid="0018189b"/>
    </style:style>
    <style:style style:name="T46" style:family="text">
      <style:text-properties fo:font-size="11pt" officeooo:rsid="00129299"/>
    </style:style>
    <style:style style:name="T47" style:family="text">
      <style:text-properties fo:font-size="11pt" officeooo:rsid="0018529c"/>
    </style:style>
    <style:style style:name="T48" style:family="text">
      <style:text-properties fo:font-size="11pt" officeooo:rsid="00192816"/>
    </style:style>
    <style:style style:name="T49" style:family="text">
      <style:text-properties fo:font-size="11pt" officeooo:rsid="001cdb63"/>
    </style:style>
    <style:style style:name="T50" style:family="text">
      <style:text-properties fo:font-size="11pt" officeooo:rsid="001eab06"/>
    </style:style>
    <style:style style:name="T51" style:family="text">
      <style:text-properties fo:font-size="11pt" officeooo:rsid="001f482c"/>
    </style:style>
    <style:style style:name="T52" style:family="text">
      <style:text-properties fo:font-size="11pt" officeooo:rsid="00220ccf"/>
    </style:style>
    <style:style style:name="T53" style:family="text">
      <style:text-properties fo:font-size="11pt" style:font-size-asian="11pt" style:font-size-complex="11pt"/>
    </style:style>
    <style:style style:name="T54" style:family="text">
      <style:text-properties officeooo:rsid="00156246"/>
    </style:style>
    <style:style style:name="T55" style:family="text">
      <style:text-properties officeooo:rsid="00165bfa"/>
    </style:style>
    <style:style style:name="T56" style:family="text">
      <style:text-properties officeooo:rsid="0018189b"/>
    </style:style>
    <style:style style:name="T57" style:family="text">
      <style:text-properties fo:color="#000080" fo:font-size="11pt" fo:language="zxx" fo:country="none" style:text-underline-style="none" officeooo:rsid="0018189b" style:language-asian="zxx" style:country-asian="none" style:language-complex="zxx" style:country-complex="none"/>
    </style:style>
    <style:style style:name="T58" style:family="text">
      <style:text-properties officeooo:rsid="0018529c"/>
    </style:style>
    <style:style style:name="T59" style:family="text">
      <style:text-properties officeooo:rsid="001cdb63"/>
    </style:style>
    <style:style style:name="T60" style:family="text">
      <style:text-properties officeooo:rsid="001eab06"/>
    </style:style>
    <style:style style:name="T61" style:family="text">
      <style:text-properties officeooo:rsid="00220cc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P<text:span text:style-name="T1">ráctica opcional de ramificación y poda: “Exámenes de Juanita”</text:span></text:p>
      <text:p text:style-name="P6">Pedro Simarro Guerra</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Índice</text:p>
          </text:index-title>
          <text:p text:style-name="P2"><text:a xlink:type="simple" xlink:href="#__RefHeading___Toc330_3156096945" text:style-name="Index_20_Link" text:visited-style-name="Index_20_Link">1. Introducción<text:tab/>3</text:a></text:p>
          <text:p text:style-name="P2"><text:a xlink:type="simple" xlink:href="#__RefHeading___Toc332_3156096945" text:style-name="Index_20_Link" text:visited-style-name="Index_20_Link">2. Estructura del algoritmo<text:tab/>3</text:a></text:p>
          <text:p text:style-name="P3"><text:a xlink:type="simple" xlink:href="#__RefHeading___Toc337_3156096945" text:style-name="Index_20_Link" text:visited-style-name="Index_20_Link">2.1 Árbol<text:tab/>3</text:a></text:p>
          <text:p text:style-name="P3"><text:a xlink:type="simple" xlink:href="#__RefHeading___Toc339_3156096945" text:style-name="Index_20_Link" text:visited-style-name="Index_20_Link">2.2 Nodo<text:tab/>3</text:a></text:p>
          <text:p text:style-name="P3"><text:a xlink:type="simple" xlink:href="#__RefHeading___Toc345_3156096945" text:style-name="Index_20_Link" text:visited-style-name="Index_20_Link">2.3 Factibilidad<text:tab/>3</text:a></text:p>
          <text:p text:style-name="P3"><text:a xlink:type="simple" xlink:href="#__RefHeading___Toc341_3156096945" text:style-name="Index_20_Link" text:visited-style-name="Index_20_Link">2.3 Cotas<text:tab/>3</text:a></text:p>
          <text:p text:style-name="P4"><text:a xlink:type="simple" xlink:href="#__RefHeading___Toc343_3156096945" text:style-name="Index_20_Link" text:visited-style-name="Index_20_Link">2.3.1 Cota lineal<text:tab/>3</text:a></text:p>
          <text:p text:style-name="P4"><text:a xlink:type="simple" xlink:href="#__RefHeading___Toc347_3156096945" text:style-name="Index_20_Link" text:visited-style-name="Index_20_Link">2.3.2 Cota voraz<text:tab/>3</text:a></text:p>
          <text:p text:style-name="P2"><text:a xlink:type="simple" xlink:href="#__RefHeading___Toc458_3156096945" text:style-name="Index_20_Link" text:visited-style-name="Index_20_Link">3. Estructura del código<text:tab/>4</text:a></text:p>
          <text:p text:style-name="P3"><text:a xlink:type="simple" xlink:href="#__RefHeading___Toc460_3156096945" text:style-name="Index_20_Link" text:visited-style-name="Index_20_Link">3.1 Main<text:tab/>4</text:a></text:p>
          <text:p text:style-name="P3"><text:a xlink:type="simple" xlink:href="#__RefHeading___Toc462_3156096945" text:style-name="Index_20_Link" text:visited-style-name="Index_20_Link">3.2 ExJuanita<text:tab/>4</text:a></text:p>
          <text:p text:style-name="P3"><text:a xlink:type="simple" xlink:href="#__RefHeading___Toc464_3156096945" text:style-name="Index_20_Link" text:visited-style-name="Index_20_Link">3.3 Nodo<text:tab/>4</text:a></text:p>
          <text:p text:style-name="P3"><text:a xlink:type="simple" xlink:href="#__RefHeading___Toc791_3156096945" text:style-name="Index_20_Link" text:visited-style-name="Index_20_Link">3.4 Solucion<text:tab/>4</text:a></text:p>
          <text:p text:style-name="P3"><text:a xlink:type="simple" xlink:href="#__RefHeading___Toc793_3156096945" text:style-name="Index_20_Link" text:visited-style-name="Index_20_Link">3.5 MyThread<text:tab/>4</text:a></text:p>
          <text:p text:style-name="P2"><text:a xlink:type="simple" xlink:href="#__RefHeading___Toc466_3156096945" text:style-name="Index_20_Link" text:visited-style-name="Index_20_Link">4. Parámetros de entrada y salida<text:tab/>4</text:a></text:p>
          <text:p text:style-name="P2"><text:a xlink:type="simple" xlink:href="#__RefHeading___Toc854_3156096945" text:style-name="Index_20_Link" text:visited-style-name="Index_20_Link">5. Uso<text:tab/>5</text:a></text:p>
          <text:p text:style-name="P2"><text:a xlink:type="simple" xlink:href="#__RefHeading___Toc856_3156096945" text:style-name="Index_20_Link" text:visited-style-name="Index_20_Link">6. Resultados y conclusiones<text:tab/>5</text:a></text:p>
        </text:index-body>
      </text:table-of-content>
      <text:p text:style-name="P7"/>
      <text:p text:style-name="P7"/>
      <text:h text:style-name="P25" text:outline-level="1"><text:bookmark-start text:name="__RefHeading___Toc330_3156096945"/><text:span text:style-name="T2">1. </text:span><text:span text:style-name="T4">Introducción</text:span><text:bookmark-end text:name="__RefHeading___Toc330_3156096945"/></text:h>
      <text:p text:style-name="Text_20_body">E<text:span text:style-name="T2">n este proyecto se desarrolla la implementación del algoritmo de ramficación y poda que resuelve el problema de los exámenes de Juanita, el cual dadas unas asignaturas y sus beneficios, decide cuáles de ellas se deben estudiar para una ciertas fechas </text:span><text:span text:style-name="T43">o</text:span><text:span text:style-name="T42">rdenadas ascendentemente, </text:span><text:span text:style-name="T2">obteniendo el máximo beneficio posible. </text:span></text:p>
      <text:h text:style-name="P22" text:outline-level="1"><text:bookmark-start text:name="__RefHeading___Toc332_3156096945"/><text:span text:style-name="T8">2. </text:span><text:span text:style-name="T6">E</text:span><text:span text:style-name="T5">structura del algoritmo</text:span><text:bookmark-end text:name="__RefHeading___Toc332_3156096945"/></text:h>
      <text:p text:style-name="P30">El algoritmo sigue la estructura típica de un algoritmo de ramificación y poda. </text:p>
      <text:h text:style-name="P26" text:outline-level="2"><text:bookmark-start text:name="__RefHeading___Toc337_3156096945"/>2.1 Árbol<text:bookmark-end text:name="__RefHeading___Toc337_3156096945"/></text:h>
      <text:p text:style-name="P8"><text:span text:style-name="T36">El árbol de exploración del problema es binario pues para cada posible asignatura solo tenemos las opciones de estudiarla o no. </text:span><text:span text:style-name="T42">Tiene </text:span><text:span text:style-name="T29">n</text:span><text:span text:style-name="T42"> nives siendo </text:span><text:span text:style-name="T29">n</text:span><text:span text:style-name="T42"> el número de asignaturas del problema.</text:span></text:p>
      <text:h text:style-name="P27" text:outline-level="2"><text:bookmark-start text:name="__RefHeading___Toc339_3156096945"/>2.2 Nodo<text:bookmark-end text:name="__RefHeading___Toc339_3156096945"/><text:bookmark text:name="Nodo"/></text:h>
      <text:p text:style-name="P8"><text:span text:style-name="T36">La estructura </text:span><text:span text:style-name="T42">del nodo </text:span><text:span text:style-name="T36">viene dada en la </text:span><text:span text:style-name="T42">propia </text:span><text:span text:style-name="T36">clase </text:span><text:span text:style-name="T28">Nodo </text:span><text:span text:style-name="T37">que recoge </text:span><text:span text:style-name="T38">la solución parcial, el nivel k de estudio del árbol, los días acumulados de estudio hasta la asignatura k, el valor acumulado hasta la asignatura k, y el valor optimista para ese nodo. </text:span></text:p>
      <text:h text:style-name="Heading_20_2" text:outline-level="2"><text:bookmark-start text:name="__RefHeading___Toc345_3156096945"/>2.3 Factibilidad<text:bookmark-end text:name="__RefHeading___Toc345_3156096945"/></text:h>
      <text:p text:style-name="P10">En primer lugar, las asignaturas están ordenadas por orden de fecha. Dada una asignatura <text:span text:style-name="T19">k</text:span>, esta es factible si </text:p>
      <text:p text:style-name="P10">cumple con la fecha <text:span text:style-name="T19">k;</text:span> es decir, si los días acumulados de estudio hasta <text:span text:style-name="T19">k-1</text:span> más los días de estudio de la asignatura <text:span text:style-name="T19">k</text:span> son menores que el valor de la fecha <text:span text:style-name="T19">k</text:span>. <text:s/></text:p>
      <text:h text:style-name="Heading_20_2" text:outline-level="2"><text:bookmark-start text:name="__RefHeading___Toc341_3156096945"/>2.3 Cotas<text:bookmark-end text:name="__RefHeading___Toc341_3156096945"/></text:h>
      <text:p text:style-name="P9">Las cotas para este algoritmo siguen dos estrategias, una lineal y otra más compleja voraz.</text:p>
      <text:h text:style-name="Heading_20_3" text:outline-level="3"><text:bookmark-start text:name="__RefHeading___Toc343_3156096945"/>2.3.1 Cota lineal<text:bookmark-end text:name="__RefHeading___Toc343_3156096945"/></text:h>
      <text:p text:style-name="P9">Para la cota optimista se acumulan l<text:span text:style-name="T54">os valores de las asignaturas que quedan por procesar siempre y cuando sean factibles. La cota pesimista añade la restricción de que las asignaturas que queden por procesar no interfieran en las fechas de las demás; para ello, se van acumulando los días de la asignaturas que se cogen. El coste de cota es lineal en el peor de los casos.</text:span></text:p>
      <text:h text:style-name="Heading_20_3" text:outline-level="3"><text:bookmark-start text:name="__RefHeading___Toc347_3156096945"/><text:span text:style-name="T55">2.3.2 Cota </text:span><text:span text:style-name="T7">v</text:span><text:span text:style-name="T55">oraz</text:span><text:bookmark-end text:name="__RefHeading___Toc347_3156096945"/></text:h>
      <text:p text:style-name="P34"><text:span text:style-name="T55">Las asignaturas que quedan por procesar se ordenan por densidad de valor descendente (</text:span><text:span text:style-name="T23">v[i]/d[i]</text:span><text:span text:style-name="T55">) en un árbol binario. De esta forma se cogen primero <text:s/>las asignaturas que más valen por el tiempo de estudio, consiguiendo, posiblemente, unas cotas más ajustadas. De una forma parecida a la cota lineal, la cota optimista va tomando las asignaturas <text:s/>ordenadas de esta forma mientras sean factibles; además, fracciona la el valor de la última asignatura tomada para “aprovechar” los días restantes de estudio. La cota pesisimista va acumulando los días de las asignaturas que se van cogiendo y </text:span><text:span text:style-name="T44">elige si son factibles. El coste de esta cota es del orden </text:span><text:span text:style-name="T30">n·log(n) </text:span><text:span text:style-name="T44">pues el acceso al </text:span><text:span text:style-name="T45">árbol de densidades</text:span><text:span text:style-name="T44"> está en </text:span><text:span text:style-name="T30">log(n)</text:span><text:span text:style-name="T44"> y vamos sacando una tupla </text:span><text:span text:style-name="T45">cada vez que procesamos una asignatura.</text:span></text:p>
      <text:p text:style-name="P32"/>
      <text:p text:style-name="P32"/>
      <text:p text:style-name="P32"/>
      <text:p text:style-name="P32"><text:soft-page-break/></text:p>
      <text:h text:style-name="P23" text:outline-level="1"><text:bookmark-start text:name="__RefHeading___Toc458_3156096945"/><text:span text:style-name="T5">3. </text:span><text:span text:style-name="T3">Estructura del código</text:span><text:bookmark-end text:name="__RefHeading___Toc458_3156096945"/></text:h>
      <text:p text:style-name="P12">El código del proyecto se compone de los siguientas clases:</text:p>
      <text:h text:style-name="Heading_20_2" text:outline-level="2"><text:bookmark-start text:name="__RefHeading___Toc460_3156096945"/>3.1 Main<text:bookmark-end text:name="__RefHeading___Toc460_3156096945"/></text:h>
      <text:p text:style-name="P12">Clase que contiene el método <text:span text:style-name="T19">main</text:span> del proyecto. Aquí se construyen los set de datos dados por fichero o aleatoramiente y se lanza el algoritmo. El set de datos se recoge en una clase estática privada <text:span text:style-name="T19">SetDatos</text:span>. </text:p>
      <text:h text:style-name="Heading_20_2" text:outline-level="2"><text:bookmark-start text:name="__RefHeading___Toc462_3156096945"/>3.2 Ex<text:span text:style-name="T61">am</text:span>Juanita<text:bookmark-end text:name="__RefHeading___Toc462_3156096945"/></text:h>
      <text:p text:style-name="P12"><text:span text:style-name="T53">Clase principal del proyecto. Contiene el método </text:span><text:span text:style-name="T33">rp_examenes</text:span><text:span text:style-name="T53"> que es el algoritmo de ramificación y poda en sí, además de los métodos que calculan las cotas</text:span>.</text:p>
      <text:h text:style-name="Heading_20_2" text:outline-level="2"><text:bookmark-start text:name="__RefHeading___Toc464_3156096945"/>3.3 Nodo<text:bookmark-end text:name="__RefHeading___Toc464_3156096945"/></text:h>
      <text:p text:style-name="P11"><text:span text:style-name="T56">Clase que implementa el nodo. Tiene como atributos las variables descritas en el </text:span><text:a xlink:type="simple" xlink:href="#Nodo" text:style-name="Internet_20_link" text:visited-style-name="Visited_20_Internet_20_Link"><text:span text:style-name="T56">punto 2.2</text:span></text:a><text:span text:style-name="T57">.</text:span></text:p>
      <text:h text:style-name="P28" text:outline-level="2"><text:bookmark-start text:name="__RefHeading___Toc791_3156096945"/>3.4 Solucion<text:bookmark-end text:name="__RefHeading___Toc791_3156096945"/></text:h>
      <text:p text:style-name="P13"><text:span text:style-name="T58">Clase que recoge una solución del problema. </text:span><text:span text:style-name="T47">S</text:span><text:span text:style-name="T48">us atributos se explican a continuación </text:span><text:span text:style-name="T50">en el </text:span><text:a xlink:type="simple" xlink:href="#Solucion" text:style-name="Internet_20_link" text:visited-style-name="Visited_20_Internet_20_Link"><text:span text:style-name="T50">punto 4</text:span></text:a><text:span text:style-name="T48">.</text:span></text:p>
      <text:h text:style-name="P29" text:outline-level="2"><text:bookmark-start text:name="__RefHeading___Toc793_3156096945"/>3.5 MyThread<text:bookmark-end text:name="__RefHeading___Toc793_3156096945"/></text:h>
      <text:p text:style-name="P14">Clase que implementa un thread simple que ejecuta el algoritmo. Además recoge <text:span text:style-name="T61">la solución con </text:span>el tiempo transcurrido y los nodos explorados.</text:p>
      <text:h text:style-name="Heading_20_1" text:outline-level="1"><text:bookmark-start text:name="__RefHeading___Toc466_3156096945"/><text:span text:style-name="T5">4</text:span>. <text:span text:style-name="T8">Parámetros de entrada y salida</text:span><text:bookmark-end text:name="__RefHeading___Toc466_3156096945"/></text:h>
      <text:p text:style-name="P19"><text:span text:style-name="T8">Los parámetros de entrada del </text:span><text:span text:style-name="T46">a</text:span><text:span text:style-name="T52">lgoritmo</text:span><text:span text:style-name="T8"> son:</text:span></text:p>
      <text:list xml:id="list3123449972" text:style-name="L1">
        <text:list-item>
          <text:p text:style-name="P21"><text:span text:style-name="T34">Integer d[] </text:span><text:span text:style-name="T39">:</text:span><text:span text:style-name="T34"> </text:span><text:span text:style-name="T39">vector de enteros tal que </text:span><text:span text:style-name="T35">d[i]</text:span><text:span text:style-name="T40"> representa los días necesario</text:span><text:span text:style-name="T41">s</text:span><text:span text:style-name="T40"> para estudiar la asignatura </text:span><text:span text:style-name="T35">i</text:span><text:span text:style-name="T16">.</text:span></text:p>
        </text:list-item>
        <text:list-item>
          <text:p text:style-name="P35"><text:span text:style-name="T26">Float v[] </text:span><text:span text:style-name="T16">: vector de floats tal que </text:span><text:span text:style-name="T26">v[i]</text:span><text:span text:style-name="T16"> es el valor de la asignatura </text:span><text:span text:style-name="T26">i.</text:span></text:p>
        </text:list-item>
        <text:list-item>
          <text:p text:style-name="P36"><text:span text:style-name="T25">Integer f[]</text:span><text:span text:style-name="T15"> : </text:span><text:span text:style-name="T25">f[i]</text:span><text:span text:style-name="T15"> marca la fecha de examen para la asignatura </text:span><text:span text:style-name="T25">i</text:span><text:span text:style-name="T15">.</text:span></text:p>
        </text:list-item>
        <text:list-item>
          <text:p text:style-name="P36"><text:span text:style-name="T25">TreeMap&lt;Float, Integer&gt; vi_di</text:span><text:span text:style-name="T15"> : árbol binario ordenado ascendentemente que guarda tuplas </text:span><text:span text:style-name="T18">clave-valor</text:span><text:span text:style-name="T15"> (</text:span><text:span text:style-name="T25">v[i]/d[i]</text:span><text:span text:style-name="T15">, </text:span><text:span text:style-name="T25">i</text:span><text:span text:style-name="T15">) siendo </text:span><text:span text:style-name="T25">i </text:span><text:span text:style-name="T15">el número de la asignatura. Este árbol </text:span><text:span text:style-name="T17">básicamente ordena la asignaturas por densidad de valor y </text:span><text:span text:style-name="T15">es necesario para el cálculo de la cota voraz.</text:span></text:p>
        </text:list-item>
      </text:list>
      <text:p text:style-name="P37"><text:bookmark text:name="Solucion"/>Los parámetros de salida son:</text:p>
      <text:list xml:id="list1472231887" text:style-name="L2">
        <text:list-item>
          <text:p text:style-name="P38"><text:span text:style-name="T21">S</text:span><text:span text:style-name="T27">o</text:span><text:span text:style-name="T28">lucion</text:span><text:span text:style-name="T21"> s </text:span><text:span text:style-name="T11"><text:s/>que se compone de:</text:span></text:p>
          <text:list>
            <text:list-item>
              <text:p text:style-name="P40">boolean sol[]<text:span text:style-name="T9"> : array de booleanos tal que </text:span>sol[i]<text:span text:style-name="T9"> indica si se estudia </text:span><text:span text:style-name="T14">o no</text:span><text:span text:style-name="T9"> la asignatura </text:span>i<text:span text:style-name="T9">.</text:span></text:p>
            </text:list-item>
            <text:list-item>
              <text:p text:style-name="P41">int nodosExplorados<text:span text:style-name="T9"> : entero que guarada los nodos </text:span><text:span text:style-name="T14">e</text:span><text:span text:style-name="T9">xplorados del algoritmo.</text:span></text:p>
            </text:list-item>
            <text:list-item>
              <text:p text:style-name="P39"><text:span text:style-name="T22">float benefMejor</text:span><text:span text:style-name="T12"> : máximo beneficio alcanzad</text:span><text:span text:style-name="T13">o.</text:span></text:p>
            </text:list-item>
          </text:list>
        </text:list-item>
      </text:list>
      <text:h text:style-name="P24" text:outline-level="1"><text:bookmark-start text:name="__RefHeading___Toc854_3156096945"/>5. Uso<text:bookmark-end text:name="__RefHeading___Toc854_3156096945"/></text:h>
      <text:p text:style-name="P15"><text:span text:style-name="T59">La aplicación utiliza dos opciones dependiendo de si se quiere ejeucutar el algortimo para un set de datos da</text:span><text:span text:style-name="T49">d</text:span><text:span text:style-name="T59">o por fichero o aleatorio. </text:span><text:span text:style-name="T49">L</text:span><text:span text:style-name="T50">a solución </text:span><text:span text:style-name="T59">del algoritmo se guarda en un archivo </text:span><text:span text:style-name="T24">resul.</text:span><text:span text:style-name="T31">t</text:span><text:span text:style-name="T32">xt</text:span><text:span text:style-name="T24"> .</text:span></text:p>
      <text:list xml:id="list375248528" text:style-name="L3">
        <text:list-item>
          <text:p text:style-name="P33"><text:span text:style-name="T19">-e FILE</text:span> : se lee el fichero <text:span text:style-name="T19">FILE</text:span> que debe ser de formato <text:span text:style-name="T19">.csv</text:span>, se genera un set de datos a partir de él y se ejecuta el algoritmo para dicho set.</text:p>
        </text:list-item>
        <text:list-item>
          <text:p text:style-name="P33"><text:span text:style-name="T19">-r &lt;n&gt;</text:span> : se crea un set de datos aleatorio de tamaño <text:span text:style-name="T19">n</text:span> y se ejecuta el algoritmo. El set de datos se guarda en un arhivo <text:span text:style-name="T19">random.csv .</text:span></text:p>
        </text:list-item>
      </text:list>
      <text:h text:style-name="Heading_20_1" text:outline-level="1"><text:bookmark-start text:name="__RefHeading___Toc856_3156096945"/>6. Resultados y conclusiones<text:bookmark-end text:name="__RefHeading___Toc856_3156096945"/></text:h>
      <text:p text:style-name="P16">Si ejecutamos el algoritmo para los ejemplos propuestos (<text:span text:style-name="T19">n</text:span>=30), el uso de las cotas, tanto la de estrategia lineal como voraz, mejora drásticamente el número de nodos explorados y el tiempo de ejecución. Tiene sentido pues, sin el uso de alguna cota, se dejan muchos nodos como prometedores ya que la función de factibilidad por si sola no restringe demasiado. </text:p>
      <text:p text:style-name="P17"><text:span text:style-name="T60">En cuanto a la comparación de las cotas, la voraz, al ser más ajustada, hace un mejor uso de la memoria con respecto a la lineal pues se exploran menos nodos. Sin embargo, </text:span><text:span text:style-name="T50">s</text:span><text:span text:style-name="T52">i nos fijamos en e</text:span><text:span text:style-name="T60">l tiempo de ejecución, esta se comporta más lenta </text:span><text:span text:style-name="T50">d</text:span><text:span text:style-name="T51">ado </text:span><text:span text:style-name="T60">el cálculo más complejo, como se puede ver tanto en el tiempo total transcurrido como el tiempo por nodo. Esto concuerda con el planteamiento inicial puesto que la complejidad del algoritmo de la cota voraz es mayor que el de la lineal. </text:span></text:p>
      <text:p text:style-name="P18">Para casos en los que <text:span text:style-name="T19">n </text:span>es menor y dependiendo del caso, el uso de la cota voraz no mejora la cota lineal en ningún aspecto, por tanto su uso tiene más sentido cuando el tamaño del árbol de exploración crece significativamen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tab-stops/>
      </style:paragraph-properties>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02:09:52.750523192</meta:creation-date>
    <dc:date>2020-05-07T12:19:23.026516263</dc:date>
    <meta:editing-duration>PT1M3S</meta:editing-duration>
    <meta:editing-cycles>2</meta:editing-cycles>
    <meta:generator>LibreOffice/6.3.5.2$Linux_X86_64 LibreOffice_project/30$Build-2</meta:generator>
    <meta:document-statistic meta:table-count="0" meta:image-count="0" meta:object-count="0" meta:page-count="5" meta:paragraph-count="69" meta:word-count="1088" meta:character-count="6144" meta:non-whitespace-character-count="5123"/>
  </office:meta>
</office:document-meta>
</file>